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1447" officeooo:paragraph-rsid="00091447"/>
    </style:style>
    <style:style style:name="P2" style:family="paragraph" style:parent-style-name="Standard">
      <style:text-properties fo:font-weight="bold" officeooo:rsid="00091447" officeooo:paragraph-rsid="0009144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weight="bold" officeooo:rsid="00091447" officeooo:paragraph-rsid="0009144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e181e" fo:font-weight="bold" officeooo:rsid="00098302" officeooo:paragraph-rsid="0009144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e181e" fo:font-size="16pt" fo:font-weight="bold" officeooo:rsid="00098302" officeooo:paragraph-rsid="0009830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font-weight="bold" officeooo:rsid="00091447" officeooo:paragraph-rsid="0009144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4pt" fo:font-weight="bold" officeooo:rsid="00098302" officeooo:paragraph-rsid="00098302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8302" style:font-weight-asian="normal" style:font-weight-complex="normal"/>
    </style:style>
    <style:style style:name="T4" style:family="text">
      <style:text-properties fo:font-size="18pt" fo:font-weight="normal" style:font-size-asian="15.75pt" style:font-weight-asian="normal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udenti:</text:span> Giacomo Sodero, Federico Magini</text:p>
      <text:p text:style-name="P2">Data:<text:span text:style-name="T2"> 14/05/2019</text:span></text:p>
      <text:p text:style-name="P2"><text:span text:style-name="T4"/></text:p>
      <text:p text:style-name="P3"><text:span text:style-name="T4">DESCRIZIONE PROGETTO</text:span></text:p>
      <text:p text:style-name="P4"><text:span text:style-name="T4"/></text:p>
      <text:p text:style-name="P5"><text:span text:style-name="T2">Nome del gioco: PATAMAN ADVENTURE</text:span></text:p>
      <text:p text:style-name="P6"><text:span text:style-name="T2"/></text:p>
      <text:p text:style-name="P6"><text:span text:style-name="T2">Il progetto consiste in un Gioco 2D a piattaforme a livelli.</text:span></text:p>
      <text:p text:style-name="P6"><text:span text:style-name="T2">L’utente guida un personaggio che può muoversi e saltare sulla mappa e sparare nella direzione in cui è rivolto (destra o sinistra).</text:span></text:p>
      <text:p text:style-name="P6"><text:span text:style-name="T2">Nella mappa sono presenti nemici, monetine, ostacoli e potenziamenti </text:span><text:span text:style-name="T3">(bonus)</text:span><text:span text:style-name="T2">.</text:span></text:p>
      <text:p text:style-name="P6"><text:span text:style-name="T2">Il livello termina una volta raggiunto </text:span><text:span text:style-name="T3">un punto finale.</text:span></text:p>
      <text:p text:style-name="P7"><text:span text:style-name="T2">E’ presente un menù esterno dove si possono comprare potenziamenti con le monetine trovate nel gioco, e dove si può equipaggiare nuove armi.</text:span></text:p>
      <text:p text:style-name="P7"><text:span text:style-name="T2"/></text:p>
      <text:p text:style-name="P7"><text:span text:style-name="T2">Il personaggio del gioco sarà una Patata, che può sparare diverse cose: Patatine fritte singole (PataGun), Patatine in pacchetto (PataShot), Patata esplosiva (PataExplosive).</text:span></text:p>
      <text:p text:style-name="P7"><text:span text:style-name="T2"/></text:p>
      <text:p text:style-name="P7"><text:span text:style-name="T2">I nemici si muovono sulla mappa e possono essere di terra o di aria. In ogni caso non possono sparare, fanno danno solo se vengono toccati.</text:span></text:p>
      <text:p text:style-name="P7"><text:span text:style-name="T2"/></text:p>
      <text:p text:style-name="P7"><text:span text:style-name="T2">Gli ostacoli non si muovono e fanno danno quando vengono toccati.</text:span></text:p>
      <text:p text:style-name="P7"><text:span text:style-name="T2"/></text:p>
      <text:p text:style-name="P7"><text:span text:style-name="T2">Ogni livello contiene dei checkpoint. L’ultimo checkpoint è la fine del livel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1:40:47.767165212</meta:creation-date>
    <dc:date>2019-05-14T14:52:32.275149300</dc:date>
    <meta:editing-duration>PT14M51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13" meta:word-count="161" meta:character-count="1032" meta:non-whitespace-character-count="884"/>
  </office:meta>
</office:document-meta>
</file>